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Montreal" svg:font-family="'Neue Montreal', 'Neue Montreal fallback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1e00" loext:opacity="100%" style:font-name="Neue Montre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lease create some Python code that utilizes an LLM to pull out the details of a message such as "$CVS 80 CALL 2/16 @ 0.21". In this case it should recognize that the message contains the following data:</text:span><text:line-break/><text:line-break/><text:span text:style-name="T1">symbol = "CVS"</text:span><text:line-break/><text:span text:style-name="T1">strike = 80</text:span><text:line-break/><text:span text:style-name="T1">date = 2/16/2024</text:span><text:line-break/><text:span text:style-name="T1">price = 0.21</text:span><text:line-break/><text:line-break/><text:span text:style-name="T1">This text is usually in a message such as:</text:span><text:line-break/><text:line-break/><text:span text:style-name="T1">@everyone</text:span><text:line-break/><text:span text:style-name="T1">$SPOT 240 CALL 2/16 @ 1.87 SWING / DAY TRADE 🚨</text:span><text:line-break/><text:line-break/><text:span text:style-name="T1">However, there are also many messages that can throw it off, including:</text:span><text:line-break/><text:line-break/><text:span text:style-name="T1">$WBA 21 PUT 2/16/24</text:span><text:line-break/><text:span text:style-name="T1">$0.20 - $0.30</text:span><text:line-break/><text:span text:style-name="T1">50% GAINER 🌟</text:span><text:line-break/><text:line-break/><text:span text:style-name="T1">There can also be multiple values in a body of text, such as:</text:span><text:line-break/><text:line-break/><text:span text:style-name="T1">@everyone</text:span><text:line-break/><text:span text:style-name="T1">$SPOT 240 CALL 2/16 @ 1.87 SWING / DAY TRADE 🚨</text:span><text:line-break/><text:line-break/><text:span text:style-name="T1">@everyone</text:span><text:line-break/><text:span text:style-name="T1">$CVS 80 CALL 2/16 @ 0.21 DAY TRADE 🚨</text:span><text:line-break/><text:line-break/><text:span text:style-name="T1">@everyone</text:span><text:line-break/><text:span text:style-name="T1">$WFC 51 CALL 2/16 @ 0.11 SWING / DAY TRADE 🚨</text:span><text:line-break/><text:line-break/><text:span text:style-name="T1">Where this is three different items, each with a symbol, strike, date and price in each 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Montreal" svg:font-family="'Neue Montreal', 'Neue Montreal fallback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32:50.140021187</meta:creation-date>
    <dc:date>2024-02-21T10:47:12.929130968</dc:date>
    <meta:editing-duration>PT1H11M53S</meta:editing-duration>
    <meta:editing-cycles>1</meta:editing-cycles>
    <meta:document-statistic meta:table-count="0" meta:image-count="0" meta:object-count="0" meta:page-count="1" meta:paragraph-count="1" meta:word-count="157" meta:character-count="802" meta:non-whitespace-character-count="636"/>
    <meta:generator>LibreOffice/7.3.7.2$Linux_X86_64 LibreOffice_project/30$Build-2</meta:generator>
  </office:meta>
</office:document-meta>
</file>